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Times New Roman1" svg:font-family="'Times New Roman'" style:font-family-generic="roman"/>
    <style:font-face style:name="Courier New1" svg:font-family="'Courier New'" style:font-family-generic="modern" style:font-pitch="fixed"/>
    <style:font-face style:name="Courier New2" svg:font-family="'Courier New'" style:font-adornments="Normal"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style:style>
    <style:style style:name="P2" style:family="paragraph" style:parent-style-name="Standard">
      <style:paragraph-properties fo:margin-left="0in" fo:margin-right="0in" fo:text-align="center" style:justify-single-word="false" fo:text-indent="0in" style:auto-text-indent="false"/>
      <style:text-properties style:font-name="Times New Roman" fo:font-size="26pt" style:font-size-asian="26pt" style:font-size-complex="26pt"/>
    </style:style>
    <style:style style:name="P3" style:family="paragraph" style:parent-style-name="Standard">
      <style:paragraph-properties fo:margin-left="0in" fo:margin-right="0in" fo:text-indent="0in" style:auto-text-indent="false"/>
      <style:text-properties style:use-window-font-color="true" style:font-name="Courier New1" fo:font-size="12pt" fo:font-weight="normal" style:font-size-asian="12pt" style:font-weight-asian="normal" style:font-size-complex="12pt" style:font-weight-complex="normal"/>
    </style:style>
    <style:style style:name="P4" style:family="paragraph" style:parent-style-name="Standard">
      <style:paragraph-properties fo:margin-top="0.1201in" fo:margin-bottom="0in" fo:line-height="150%"/>
    </style:style>
    <style:style style:name="P5" style:family="paragraph" style:parent-style-name="Standard">
      <style:paragraph-properties fo:text-align="center" style:justify-single-word="false" fo:break-before="page"/>
    </style:style>
    <style:style style:name="P6" style:family="paragraph" style:parent-style-name="Standard">
      <style:paragraph-properties fo:text-align="center" style:justify-single-word="false"/>
      <style:text-properties style:font-name="Times New Roman" fo:font-size="32pt" fo:font-weight="bold" style:font-size-asian="32pt" style:font-weight-asian="bold" style:font-size-complex="32pt" style:font-weight-complex="bold"/>
    </style:style>
    <style:style style:name="P7" style:family="paragraph" style:parent-style-name="Standard">
      <style:paragraph-properties fo:text-align="center" style:justify-single-word="false"/>
      <style:text-properties style:font-name="Times New Roman" fo:font-size="26pt" style:font-size-asian="26pt" style:font-size-complex="26pt"/>
    </style:style>
    <style:style style:name="P8" style:family="paragraph" style:parent-style-name="Standard">
      <style:paragraph-properties fo:text-align="center" style:justify-single-word="false"/>
      <style:text-properties style:font-name="Times New Roman" fo:font-size="18pt" style:font-size-asian="18pt" style:font-size-complex="18pt"/>
    </style:style>
    <style:style style:name="P9" style:family="paragraph" style:parent-style-name="Standard">
      <style:paragraph-properties fo:line-height="150%"/>
    </style:style>
    <style:style style:name="P10" style:family="paragraph" style:parent-style-name="Standard">
      <style:paragraph-properties fo:line-height="150%" fo:text-align="justify" style:justify-single-word="false"/>
      <style:text-properties style:font-name="Courier New1"/>
    </style:style>
    <style:style style:name="P11" style:family="paragraph" style:parent-style-name="Text_20_body">
      <style:paragraph-properties fo:line-height="150%"/>
      <style:text-properties style:font-name="Times New Roman" style:font-name-asian="Arial Unicode MS" style:font-name-complex="Tahoma"/>
    </style:style>
    <style:style style:name="P12" style:family="paragraph" style:parent-style-name="Text_20_body">
      <style:paragraph-properties fo:line-height="150%"/>
    </style:style>
    <style:style style:name="P13" style:family="paragraph" style:parent-style-name="Standard">
      <style:paragraph-properties fo:margin-top="0in" fo:margin-bottom="0in" fo:line-height="100%"/>
    </style:style>
    <style:style style:name="P14" style:family="paragraph" style:parent-style-name="Text_20_body">
      <style:paragraph-properties fo:margin-top="0in" fo:margin-bottom="0in" fo:line-height="150%" fo:text-align="justify" style:justify-single-word="false"/>
      <style:text-properties style:font-name="Times New Roman" fo:font-size="12pt" style:font-size-asian="12pt" style:font-size-complex="12pt"/>
    </style:style>
    <style:style style:name="P15" style:family="paragraph" style:parent-style-name="Text_20_body">
      <style:paragraph-properties fo:margin-top="0in" fo:margin-bottom="0in" fo:line-height="150%" fo:text-align="justify" style:justify-single-word="false"/>
      <style:text-properties style:font-name="Times New Roman" fo:font-size="12pt" fo:language="en" fo:country="US" style:font-size-asian="12pt" style:font-size-complex="12pt"/>
    </style:style>
    <style:style style:name="P16" style:family="paragraph" style:parent-style-name="Text_20_body">
      <style:paragraph-properties fo:margin-top="0in" fo:margin-bottom="0in" fo:line-height="150%" fo:text-align="justify" style:justify-single-word="false"/>
    </style:style>
    <style:style style:name="P17" style:family="paragraph" style:parent-style-name="Standard" style:master-page-name="Standard">
      <style:paragraph-properties style:page-number="auto" fo:break-before="page"/>
    </style:style>
    <style:style style:name="P18" style:family="paragraph" style:parent-style-name="Standard" style:list-style-name="L2"/>
    <style:style style:name="P19" style:family="paragraph" style:parent-style-name="Standard" style:list-style-name="L3">
      <style:paragraph-properties fo:line-height="100%"/>
    </style:style>
    <style:style style:name="P20" style:family="paragraph" style:parent-style-name="Standard" style:list-style-name="L3">
      <style:paragraph-properties fo:line-height="150%"/>
    </style:style>
    <style:style style:name="P21" style:family="paragraph" style:parent-style-name="Text_20_body" style:list-style-name="L4">
      <style:paragraph-properties fo:line-height="100%"/>
      <style:text-properties style:font-name="Courier New1" fo:language="da" fo:country="DK"/>
    </style:style>
    <style:style style:name="P22" style:family="paragraph" style:parent-style-name="Heading_20_1">
      <style:text-properties style:font-name="Times New Roman" style:font-name-asian="Arial Unicode MS" style:font-name-complex="Tahoma"/>
    </style:style>
    <style:style style:name="P23" style:family="paragraph" style:parent-style-name="Heading_20_1">
      <style:paragraph-properties fo:line-height="150%" fo:text-align="justify" style:justify-single-word="false"/>
      <style:text-properties style:font-name="Times New Roman"/>
    </style:style>
    <style:style style:name="P24" style:family="paragraph" style:parent-style-name="Heading_20_1">
      <style:paragraph-properties fo:margin-top="0.1665in" fo:margin-bottom="0.0835in" fo:keep-with-next="always"/>
      <style:text-properties style:font-name="Times New Roman" style:font-name-asian="Arial Unicode MS" style:font-name-complex="Tahoma"/>
    </style:style>
    <style:style style:name="P25" style:family="paragraph" style:parent-style-name="Heading_20_1" style:master-page-name="">
      <style:paragraph-properties fo:margin-top="0.1201in" fo:margin-bottom="0in" fo:line-height="150%" fo:text-align="justify" style:justify-single-word="false" style:page-number="auto" fo:break-before="page"/>
      <style:text-properties style:font-name="Times New Roman" style:font-name-asian="Arial Unicode MS" style:font-name-complex="Tahoma"/>
    </style:style>
    <style:style style:name="P26" style:family="paragraph" style:parent-style-name="Heading_20_2">
      <style:text-properties style:font-name="Times New Roman" style:font-name-asian="Arial Unicode MS" style:font-name-complex="Tahoma"/>
    </style:style>
    <style:style style:name="P27" style:family="paragraph" style:parent-style-name="Heading_20_2">
      <style:text-properties fo:language="da" fo:country="DK"/>
    </style:style>
    <style:style style:name="P28" style:family="paragraph" style:parent-style-name="Contents_20_1">
      <style:paragraph-properties>
        <style:tab-stops>
          <style:tab-stop style:position="7.2701in" style:type="right" style:leader-style="dotted" style:leader-text="."/>
        </style:tab-stops>
      </style:paragraph-properties>
    </style:style>
    <style:style style:name="P29" style:family="paragraph" style:parent-style-name="Heading_20_2a">
      <style:paragraph-properties>
        <style:tab-stops>
          <style:tab-stop style:position="7.2701in" style:type="right" style:leader-style="dotted" style:leader-text="."/>
        </style:tab-stops>
      </style:paragraph-properties>
    </style:style>
    <style:style style:name="P30" style:family="paragraph" style:parent-style-name="Preformatted_20_Text" style:list-style-name="L1">
      <style:text-properties style:font-name="Times New Roman" fo:font-size="12pt" style:font-size-asian="12pt" style:font-size-complex="12pt"/>
    </style:style>
    <style:style style:name="P31" style:family="paragraph" style:parent-style-name="Preformatted_20_Text" style:list-style-name="L1">
      <style:paragraph-properties fo:margin-top="0in" fo:margin-bottom="0in" fo:line-height="100%"/>
    </style:style>
    <style:style style:name="P32" style:family="paragraph" style:parent-style-name="Preformatted_20_Text" style:list-style-name="L1">
      <style:paragraph-properties fo:margin-top="0in" fo:margin-bottom="0.1965in"/>
      <style:text-properties style:font-name="Times New Roman" fo:font-size="12pt" style:font-size-asian="12pt" style:font-size-complex="12pt"/>
    </style:style>
    <style:style style:name="P33" style:family="paragraph" style:parent-style-name="FLR_20_tutorial_20_chunk">
      <style:text-properties style:use-window-font-color="true" style:font-name="Courier New1" fo:font-size="10pt" fo:font-weight="normal" style:font-size-asian="10pt" style:font-weight-asian="normal" style:font-size-complex="10pt" style:font-weight-complex="normal"/>
    </style:style>
    <style:style style:name="P34" style:family="paragraph" style:parent-style-name="FLR_20_tutorial_20_chunk">
      <style:text-properties style:use-window-font-color="true" style:font-name="Courier New1" fo:font-weight="normal" style:font-weight-asian="normal" style:font-weight-complex="normal"/>
    </style:style>
    <style:style style:name="P35" style:family="paragraph" style:parent-style-name="FLR_20_paragraph">
      <style:text-properties style:font-name="Times New Roman"/>
    </style:style>
    <style:style style:name="P36" style:family="paragraph" style:parent-style-name="FLR_20_paragraph">
      <style:text-properties style:font-name="Times New Roman" style:font-name-asian="Arial Unicode MS" style:font-name-complex="Tahoma"/>
    </style:style>
    <style:style style:name="P37" style:family="paragraph" style:parent-style-name="FLR_20_paragraph">
      <style:text-properties fo:language="da" fo:country="DK"/>
    </style:style>
    <style:style style:name="T1" style:family="text">
      <style:text-properties style:font-name="Times New Roman"/>
    </style:style>
    <style:style style:name="T2" style:family="text">
      <style:text-properties style:font-name="Times New Roman" style:font-name-asian="Arial Unicode MS" style:font-name-complex="Tahoma"/>
    </style:style>
    <style:style style:name="T3" style:family="text">
      <style:text-properties style:font-name="Times New Roman" fo:language="da" fo:country="DK" style:font-name-asian="Arial Unicode MS" style:font-name-complex="Tahoma"/>
    </style:style>
    <style:style style:name="T4" style:family="text">
      <style:text-properties style:font-name="Times New Roman" fo:font-size="12pt" style:font-size-asian="12pt" style:font-size-complex="12pt"/>
    </style:style>
    <style:style style:name="T5" style:family="text">
      <style:text-properties style:font-name="Times New Roman" fo:font-size="12pt" fo:language="da" fo:country="DK" style:font-name-asian="Arial Unicode MS" style:font-size-asian="12pt" style:font-name-complex="Tahoma" style:font-size-complex="12pt"/>
    </style:style>
    <style:style style:name="T6" style:family="text">
      <style:text-properties style:font-name="Times New Roman" fo:font-size="12pt" fo:language="da" fo:country="DK" style:font-size-asian="12pt" style:font-size-complex="12pt"/>
    </style:style>
    <style:style style:name="T7" style:family="text">
      <style:text-properties style:font-name="Times New Roman" fo:font-size="12pt" fo:language="en" fo:country="US" style:font-size-asian="12pt" style:font-size-complex="12pt"/>
    </style:style>
    <style:style style:name="T8" style:family="text">
      <style:text-properties style:font-name="Times New Roman" fo:font-size="12pt" fo:language="en" fo:country="GB" style:font-size-asian="12pt" style:font-size-complex="12pt"/>
    </style:style>
    <style:style style:name="T9" style:family="text">
      <style:text-properties style:font-name="Times New Roman" fo:font-style="italic" style:font-name-asian="Arial Unicode MS" style:font-style-asian="italic" style:font-name-complex="Tahoma" style:font-style-complex="italic"/>
    </style:style>
    <style:style style:name="T10" style:family="text">
      <style:text-properties style:font-name="Courier New1"/>
    </style:style>
    <style:style style:name="T11" style:family="text">
      <style:text-properties style:font-name="Courier New1" fo:font-size="10pt" fo:language="en" fo:country="GB" style:font-size-asian="10pt" style:font-size-complex="10pt"/>
    </style:style>
    <style:style style:name="T12" style:family="text">
      <style:text-properties style:font-name="Courier New1" style:font-name-asian="Arial Unicode MS" style:font-name-complex="Tahoma"/>
    </style:style>
    <style:style style:name="T13" style:family="text">
      <style:text-properties style:font-name="Courier New1" fo:language="da" fo:country="DK"/>
    </style:style>
    <style:style style:name="T14" style:family="text">
      <style:text-properties style:font-name="Courier New1" fo:language="da" fo:country="DK" style:font-name-asian="Arial Unicode MS" style:font-name-complex="Tahoma"/>
    </style:style>
    <style:style style:name="T15" style:family="text">
      <style:text-properties style:font-name="Courier New1" fo:language="en" fo:country="US"/>
    </style:style>
    <style:style style:name="T16" style:family="text">
      <style:text-properties style:font-name="Courier New1" fo:font-size="12pt" fo:language="en" fo:country="US" style:font-size-asian="12pt" style:font-size-complex="12pt"/>
    </style:style>
    <style:style style:name="T17" style:family="text">
      <style:text-properties style:font-name="Courier New1" fo:font-size="12pt" style:font-size-asian="12pt" style:font-size-complex="12pt"/>
    </style:style>
    <style:style style:name="T18" style:family="text">
      <style:text-properties style:font-name="Courier New1" fo:font-size="12pt" fo:language="en" fo:country="GB" style:font-size-asian="12pt" style:font-size-complex="12pt"/>
    </style:style>
    <style:style style:name="T19" style:family="text">
      <style:text-properties style:font-name="Courier New1" fo:font-size="12pt" fo:language="da" fo:country="DK" style:font-name-asian="Arial Unicode MS" style:font-size-asian="12pt" style:font-name-complex="Tahoma" style:font-size-complex="12pt"/>
    </style:style>
    <style:style style:name="T20" style:family="text">
      <style:text-properties style:font-name="Courier New1" fo:language="en" fo:country="GB"/>
    </style:style>
    <style:style style:name="T21" style:family="text">
      <style:text-properties fo:font-size="18pt" style:font-size-asian="18pt" style:font-size-complex="18pt"/>
    </style:style>
    <style:style style:name="T22" style:family="text">
      <style:text-properties fo:language="en" fo:country="US"/>
    </style:style>
    <style:style style:name="T23" style:family="text">
      <style:text-properties fo:language="da" fo:country="DK"/>
    </style:style>
    <style:style style:name="T24" style:family="text">
      <style:text-properties style:font-name="Times New Roman1"/>
    </style:style>
    <style:style style:name="T25" style:family="text">
      <style:text-properties fo:language="en" fo:country="GB"/>
    </style:style>
    <style:style style:name="T26" style:family="text">
      <style:text-properties fo:language="en" fo:country="GB" style:font-name-asian="Arial Unicode MS" style:font-name-complex="Tahoma"/>
    </style:style>
    <style:style style:name="T27" style:family="text">
      <style:text-properties fo:language="en" fo:country="GB" fo:font-style="italic" style:font-name-asian="Arial Unicode MS" style:font-name-complex="Tahoma"/>
    </style:style>
    <style:style style:name="T28" style:family="text">
      <style:text-properties fo:language="en" fo:country="GB" fo:font-weight="bold" style:font-weight-asian="bold" style:font-weight-complex="bold"/>
    </style:style>
    <style:style style:name="T29" style:family="text">
      <style:text-properties fo:font-style="italic" style:font-style-asian="italic" style:font-style-complex="italic"/>
    </style:style>
    <style:style style:name="T30" style:family="text">
      <style:text-properties fo:language="de" fo:country="DE"/>
    </style:style>
    <style:style style:name="T31" style:family="text">
      <style:text-properties fo:language="fr" fo:country="FR"/>
    </style:style>
    <style:style style:name="T32" style:family="text">
      <style:text-properties style:text-position="super 58%" style:font-name="Times New Roman" fo:font-size="12pt" style:font-size-asian="12pt" style:font-size-complex="12pt"/>
    </style:style>
    <style:style style:name="fr1" style:family="graphic" style:parent-style-name="FLR_20_frame">
      <style:graphic-properties style:vertical-pos="top" style:vertical-rel="paragraph-content" style:horizontal-pos="center" style:horizontal-rel="paragraph-content"/>
    </style:style>
    <style:style style:name="fr2" style:family="graphic" style:parent-style-name="FLR_20_frame">
      <style:graphic-properties style:vertical-pos="top" style:vertical-rel="paragraph-content" style:horizontal-pos="center" style:horizontal-rel="paragraph-content">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float" text:name="Fig"/>
        <text:variable-decl office:value-type="float" text:name="Tab"/>
      </text:variable-decl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Chunk"/>
        <text:sequence-decl text:display-outline-level="1" text:separation-character="." text:name="Figure"/>
      </text:sequence-decls>
      <text:p text:style-name="P17"/>
      <text:p text:style-name="Standard"/>
      <text:p text:style-name="Standard"/>
      <text:p text:style-name="Standard"/>
      <text:p text:style-name="P6">FLFleet Tutorial</text:p>
      <text:p text:style-name="P2"/>
      <text:p text:style-name="P7"/>
      <text:p text:style-name="P7"/>
      <text:p text:style-name="P7"/>
      <text:p text:style-name="P7"/>
      <text:p text:style-name="P7">Clara Ulrich </text:p>
      <text:p text:style-name="P7"><text:span text:style-name="T21">&lt;clu@aqua.dtu.dk&gt;</text:span> </text:p>
      <text:p text:style-name="P7">&amp; </text:p>
      <text:p text:style-name="P7">Fran<text:span text:style-name="T24">ç</text:span>ois Bastardie </text:p>
      <text:p text:style-name="P8">&lt;fba@aqua.dtu.dk&gt;</text:p>
      <text:p text:style-name="P7"/>
      <text:p text:style-name="P7"/>
      <text:p text:style-name="P7"/>
      <text:p text:style-name="P7"/>
      <text:p text:style-name="P7"/>
      <text:p text:style-name="P7"/>
      <text:p text:style-name="P7"/>
      <text:p text:style-name="P7"/>
      <text:p text:style-name="P7"/>
      <text:p text:style-name="P7"><text:date style:data-style-name="N81" text:date-value="2010-11-16T17:09:38.99">16. November 2010</text:date></text:p>
      <text:p text:style-name="P5"/>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Heading_20_2a">
            <text:index-entry-chapter/>
            <text:index-entry-text/>
            <text:index-entry-tab-stop style:type="right" style:leader-char="."/>
            <text:index-entry-page-number/>
          </text:table-of-content-entry-template>
          <text:table-of-content-entry-template text:outline-level="3" text:style-name="Heading_20_3a">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2">
            <text:index-source-style text:style-name="Heading_20_2a"/>
          </text:index-source-styles>
          <text:index-source-styles text:outline-level="3">
            <text:index-source-style text:style-name="Heading_20_3a"/>
          </text:index-source-styles>
        </text:table-of-content-source>
        <text:index-body>
          <text:index-title text:style-name="Sect2" text:name="Table of Contents1_Head">
            <text:p text:style-name="Contents_20_Heading">Table of Contents</text:p>
          </text:index-title>
          <text:p text:style-name="P28"><text:s/>1 Introduction<text:tab/>3</text:p>
          <text:p text:style-name="P28"><text:s/>2 Section<text:tab/>3</text:p>
          <text:p text:style-name="P29"><text:s/>2.1 Structure of the FLFleet object<text:tab/>3</text:p>
          <text:p text:style-name="P29"><text:s/>2.2 List classes<text:tab/>5</text:p>
          <text:p text:style-name="P29"><text:s/>2.3 Creating a FLFleet object<text:tab/>6</text:p>
          <text:p text:style-name="P29"><text:s/>2.4 FLFleet accessors<text:tab/>8</text:p>
          <text:p text:style-name="P29"><text:s/>2.5 Exporting in/Importing from data frame<text:tab/>9</text:p>
          <text:p text:style-name="P29"><text:s/>2.6 Methods with FLFleet in FLCore<text:tab/>11</text:p>
          <text:p text:style-name="P29"><text:s/>2.7 Coding your own methods and functions<text:tab/>11</text:p>
          <text:p text:style-name="P28"><text:s/>3 Final thoughts<text:tab/>12</text:p>
        </text:index-body>
      </text:table-of-content>
      <text:p text:style-name="Standard"/>
      <text:p text:style-name="Standard">&lt;&lt;styles, echo=FALSE&gt;&gt;=</text:p>
      <text:p text:style-name="P4">adjustImageSize(5.5, 3, scale=1.75)</text:p>
      <text:p text:style-name="Standard">@</text:p>
      <text:h text:style-name="P24" text:outline-level="1" text:is-list-header="true"/>
      <text:h text:style-name="P25" text:outline-level="1">Introduction</text:h>
      <text:p text:style-name="FLR_20_paragraph"><text:span text:style-name="T10">FLFleet</text:span> is a rather complex and multi-level S4 Class in <text:a xlink:type="simple" xlink:href="http://flr-project.org/"><text:span text:style-name="Default_20_Paragraph_20_Font"><text:span text:style-name="T28">FLR</text:span></text:span></text:a>, embedding the information necessary to fully describe a fishing fleet in a typical mixed-fisheries context, e.g. when several types of vessels exploit several stocks using several fishing gears over time. A simpler structure could be preferred in simpler single-species fisheries, but of course, the degree of complexity to include in a <text:span text:style-name="T10">FLFleet</text:span> object depends of the question asked and the data available. </text:p>
      <text:p text:style-name="FLR_20_paragraph"><text:span text:style-name="T26">Central to the fleet descriptor is the explicit representation of both fishing vessels and their activity, where the former are described in terms of fleets, or fleet segments, and the latter is described through the notion of métier. We follow here the definitions used by the Data Collection Framework of the European Union (2008) : </text:span><text:span text:style-name="T27">A Fleet segment </text:span><text:span text:style-name="T26">is a group of vessels with the same length class and predominant fishing gear during the year. Vessels may have different fishing activities during the reference period, but will generally be assigned to only one fleet segment. </text:span><text:span text:style-name="T27">A Métier</text:span><text:span text:style-name="T26"> is a group of fishing operations targeting a similar (assemblage of) species, using similar gear, during the same period of the year and/or within the same area, and which are characterized by a similar exploitation pattern.</text:span></text:p>
      <text:h text:style-name="P22" text:outline-level="1">Section</text:h>
      <text:h text:style-name="P26" text:outline-level="2">Structure of the FLFleet object</text:h>
      <text:p text:style-name="FLR_20_paragraph"><text:span text:style-name="T10">FLFleet</text:span> is part of the FLCore library so you need first to load the FLCore library in the R environment. </text:p>
      <text:p text:style-name="P11"><draw:frame draw:style-name="fr1" draw:name="Frame1" text:anchor-type="paragraph" svg:width="6.9063in" style:rel-width="95%" draw:z-index="0"><draw:text-box fo:min-height="0.2in"><text:p text:style-name="P13"><text:span text:style-name="Default_20_Paragraph_20_Font"><text:span text:style-name="T11">&lt;&lt;&gt;&gt;=</text:span></text:span></text:p><text:p text:style-name="P13"><text:span text:style-name="Default_20_Paragraph_20_Font"><text:span text:style-name="T11">library(FLCore)</text:span></text:span></text:p><text:p text:style-name="P13"><text:span text:style-name="Default_20_Paragraph_20_Font"><text:span text:style-name="T11">@</text:span></text:span></text:p></draw:text-box></draw:frame><text:span text:style-name="T10">FLFleet</text:span> is <text:s/>defined along a three-leveled tree structure. First, the root of <text:span text:style-name="T10">FLFleet</text:span> contains data at the vessel/fleet segment levels, independent of activity and catches, such as total effort, capacity, fixed costs and crew share. </text:p>
      <text:p text:style-name="P12"><text:span text:style-name="T2">Then, data dealing with the various types of activity of the fleet are dealt with at the metier level using </text:span><text:span text:style-name="Source_20_Text">FLMetier</text:span><text:span text:style-name="T2"> class, which includes slots for proportion of effort and variable costs. The </text:span><text:span text:style-name="Source_20_Text">FLFleet</text:span><text:span text:style-name="T2"> class has a slot named </text:span><text:span text:style-name="T9">metiers</text:span><text:span text:style-name="T2"> which holds an object of class </text:span><text:span text:style-name="Source_20_Text">FLMetiers</text:span><text:span text:style-name="T2"> (a list of </text:span><text:span text:style-name="Source_20_Text">FLMetier</text:span><text:span text:style-name="T2"> objects). </text:span></text:p>
      <text:p text:style-name="P12">Finally, the catch information related to the various species or stocks within each metier are dealt with a <text:span text:style-name="Source_20_Text">FLCatch</text:span> class. The <text:span text:style-name="Source_20_Text">FLMetier</text:span> class has a slot named <text:span text:style-name="T29">catches</text:span> which holds an object of <text:span text:style-name="Source_20_Text">FLCatches</text:span> (a list of <text:span text:style-name="Source_20_Text">FLCatch</text:span> objects) </text:p>
      <text:p text:style-name="P12">The tree structure allows a flexible use of the <text:span text:style-name="T12">FLFleet</text:span> object, if for example not all species are caught by <text:soft-page-break/>all metiers or if the dimensions are not the same across branches. However, it can also make it a cumbersome and memory intensive object to work with.</text:p>
      <text:p text:style-name="P12">In addition to the standard name, description and range slots, the <text:span text:style-name="Source_20_Text">FLFleet</text:span> class contains the following slots: </text:p>
      <text:list xml:id="list924035712" text:style-name="L1">
        <text:list-item>
          <text:p text:style-name="P31"><text:span text:style-name="Default_20_Paragraph_20_Font"><text:span text:style-name="T18">effort</text:span></text:span><text:span text:style-name="Default_20_Paragraph_20_Font"><text:span text:style-name="T8"><text:tab/><text:tab/>FLQuant holding the fishing effort</text:span></text:span></text:p>
        </text:list-item>
        <text:list-item>
          <text:p text:style-name="P30"><text:span text:style-name="T10">fcost</text:span><text:tab/><text:tab/>FLQuant holding the fixed costs</text:p>
        </text:list-item>
        <text:list-item>
          <text:p text:style-name="P30"><text:span text:style-name="T10">capacity<text:tab/></text:span><text:tab/>FLQuant holding the capacity of the fishing fleet</text:p>
        </text:list-item>
        <text:list-item>
          <text:p text:style-name="P30"><text:span text:style-name="T10">crewshare</text:span><text:tab/><text:tab/>FLQuant holding the crew share - total or per unit capacity</text:p>
        </text:list-item>
        <text:list-item>
          <text:p text:style-name="P32"><text:span text:style-name="T10">metiers</text:span><text:tab/><text:tab/>FLMetiers holding a list of FLMetier objects</text:p>
        </text:list-item>
      </text:list>
      <text:p text:style-name="P9">Which can be inspected by: </text:p>
      <text:p text:style-name="P9"><draw:frame draw:style-name="fr1" draw:name="Frame2" text:anchor-type="paragraph" svg:width="6.9063in" style:rel-width="95%" draw:z-index="1"><draw:text-box fo:min-height="0.2in"><text:p text:style-name="P13"><text:span text:style-name="Default_20_Paragraph_20_Font"><text:span text:style-name="T11">&lt;&lt;&gt;&gt;=</text:span></text:span></text:p><text:p text:style-name="P13"><text:span text:style-name="Default_20_Paragraph_20_Font"><text:span text:style-name="T11">getSlots('FLFleet')</text:span></text:span></text:p><text:p text:style-name="P13"><text:span text:style-name="Default_20_Paragraph_20_Font"><text:span text:style-name="T11">@</text:span></text:span></text:p></draw:text-box></draw:frame>In order to allow for age or length based catches within fleets where additional economic data is desirable, the first dimension of <text:span text:style-name="Source_20_Text">FLQuant</text:span>s in the list of <text:span text:style-name="Source_20_Text">FLCatches</text:span> is allowed to differ from the first dimension in the effort, capacity and cost slots. </text:p>
      <text:p text:style-name="P9">Now the structure of the <text:span text:style-name="Source_20_Text">FLMetier:</text:span></text:p>
      <text:p text:style-name="P9"><draw:frame draw:style-name="fr1" draw:name="Frame3" text:anchor-type="paragraph" svg:width="6.9063in" style:rel-width="95%" draw:z-index="2"><draw:text-box fo:min-height="0.2in"><text:p text:style-name="P13"><text:span text:style-name="Default_20_Paragraph_20_Font"><text:span text:style-name="T11">&lt;&lt;&gt;&gt;=</text:span></text:span></text:p><text:p text:style-name="P13"><text:span text:style-name="Default_20_Paragraph_20_Font"><text:span text:style-name="T11">getSlots('FLMetier')</text:span></text:span></text:p><text:p text:style-name="P13"><text:span text:style-name="Default_20_Paragraph_20_Font"><text:span text:style-name="T11">@</text:span></text:span></text:p></draw:text-box></draw:frame>In addition to the standard name, description and range slots, the <text:span text:style-name="Source_20_Text">FLMetier</text:span> class contains the following slots:</text:p>
      <text:list xml:id="list643137705" text:style-name="L2">
        <text:list-item>
          <text:p text:style-name="P18"><text:span text:style-name="T20">gear<text:tab/></text:span><text:span text:style-name="T25"><text:tab/><text:tab/>character : name of the gear</text:span></text:p>
        </text:list-item>
        <text:list-item>
          <text:p text:style-name="P18"><text:span text:style-name="T10">effshare</text:span><text:tab/><text:tab/>FLQuant : proportion of total fleet effort allocated to this metier</text:p>
        </text:list-item>
        <text:list-item>
          <text:p text:style-name="P18"><text:span text:style-name="T10">vcost</text:span><text:tab/><text:tab/>FLQuant : variable costs per unit of effort</text:p>
        </text:list-item>
        <text:list-item>
          <text:p text:style-name="P18"><text:span text:style-name="T10">catches</text:span><text:tab/><text:tab/>FLCatches : a list of FLCatch objects</text:p>
        </text:list-item>
      </text:list>
      <text:p text:style-name="Standard"/>
      <text:p text:style-name="Standard">And finally the structure of the <text:span text:style-name="Source_20_Text">FLCatch:</text:span></text:p>
      <text:p text:style-name="FLR_20_paragraph"><draw:frame draw:style-name="fr1" draw:name="Frame4" text:anchor-type="paragraph" svg:width="6.9063in" style:rel-width="95%" draw:z-index="3"><draw:text-box fo:min-height="0.2in"><text:p text:style-name="P13"><text:span text:style-name="Default_20_Paragraph_20_Font"><text:span text:style-name="T11">&lt;&lt;&gt;&gt;=</text:span></text:span></text:p><text:p text:style-name="P13"><text:span text:style-name="Default_20_Paragraph_20_Font"><text:span text:style-name="T11">getSlots('FLCatch')</text:span></text:span></text:p><text:p text:style-name="P13"><text:span text:style-name="Default_20_Paragraph_20_Font"><text:span text:style-name="T11">@</text:span></text:span></text:p></draw:text-box></draw:frame><text:span text:style-name="Source_20_Text"><text:span text:style-name="T1">The </text:span></text:span><text:span text:style-name="Source_20_Text"><text:span text:style-name="T10">FLCatch</text:span></text:span><text:span text:style-name="Source_20_Text"><text:span text:style-name="T1"> class is similar to </text:span></text:span><text:span text:style-name="Source_20_Text"><text:span text:style-name="T10">FLStock</text:span></text:span><text:span text:style-name="Source_20_Text"><text:span text:style-name="T1"> but is obviously concerned with catches rather than stocks. The </text:span></text:span><text:span text:style-name="Source_20_Text"><text:span text:style-name="T10">FLCatch</text:span></text:span><text:span text:style-name="Source_20_Text"><text:span text:style-name="T1"> class stores stock or species specific information on landings, discards and catches. The slots of </text:span></text:span><text:span text:style-name="Source_20_Text"><text:span text:style-name="T1">the class (in addition to the standard name, desc, range slots) are:</text:span></text:span><text:span text:style-name="Source_20_Text"> </text:span></text:p>
      <text:list xml:id="list526265602" text:style-name="L3">
        <text:list-item>
          <text:p text:style-name="P19"><text:span text:style-name="T20">landings</text:span><text:span text:style-name="T25"><text:tab/><text:tab/>FLQuant holding the total landings</text:span></text:p>
        </text:list-item>
        <text:list-item>
          <text:p text:style-name="P19"><text:soft-page-break/><text:span text:style-name="T10">landings.n</text:span><text:tab/>FLQuant holding the landings in numbers by quant</text:p>
        </text:list-item>
        <text:list-item>
          <text:p text:style-name="P19"><text:span text:style-name="T10">landings.wt</text:span><text:tab/>FLQuant holding the weight of landings by quant </text:p>
        </text:list-item>
        <text:list-item>
          <text:p text:style-name="P19"><text:span text:style-name="T10">landings.sel</text:span><text:tab/>FLQuant holding the selectivity of the landings by quant</text:p>
        </text:list-item>
        <text:list-item>
          <text:p text:style-name="P19"><text:span text:style-name="T10">discards</text:span><text:tab/><text:tab/>FLQuant holding the total discards in weight for all quants</text:p>
        </text:list-item>
        <text:list-item>
          <text:p text:style-name="P19"><text:span text:style-name="T10">discards.n</text:span><text:tab/>FLQuant holding the discards in numbers by quant</text:p>
        </text:list-item>
        <text:list-item>
          <text:p text:style-name="P19"><text:span text:style-name="T10">discards.wt</text:span><text:tab/>FLQuant holding the weight of the discards by quant</text:p>
        </text:list-item>
        <text:list-item>
          <text:p text:style-name="P19"><text:span text:style-name="T10">discards.sel</text:span><text:tab/>FLQuant holding the selectivity of the discards by quant</text:p>
        </text:list-item>
        <text:list-item>
          <text:p text:style-name="P19"><text:span text:style-name="T10">catch.q</text:span><text:tab/><text:tab/>FLQuant holding the catchability coefficient</text:p>
        </text:list-item>
        <text:list-item>
          <text:p text:style-name="P20"><text:span text:style-name="T10">price</text:span><text:tab/><text:tab/>FLQuant holding the price by age and weight </text:p>
        </text:list-item>
      </text:list>
      <text:p text:style-name="FLR_20_paragraph"><text:span text:style-name="T2">There are no slots for </text:span><text:span text:style-name="T12">catch</text:span><text:span text:style-name="T2">, </text:span><text:span text:style-name="T12">catch.n</text:span><text:span text:style-name="T2">, </text:span><text:span text:style-name="T12">catch.wt</text:span><text:span text:style-name="T2"> and </text:span><text:span text:style-name="T12">catch.sel</text:span><text:span text:style-name="T2">, as it can easily be calculated from the landings and discards information held in the object. </text:span></text:p>
      <text:p text:style-name="FLR_20_paragraph">An example of <text:span text:style-name="T10">FLFleet</text:span> object is loaded in FLCore, the <text:span text:style-name="T10">bt4</text:span> object:</text:p>
      <text:p text:style-name="FLR_20_paragraph"><draw:frame draw:style-name="fr1" draw:name="Frame5" text:anchor-type="paragraph" svg:width="6.9063in" style:rel-width="95%" draw:z-index="4"><draw:text-box fo:min-height="0.2in"><text:p text:style-name="P13"><text:span text:style-name="Default_20_Paragraph_20_Font"><text:span text:style-name="T11">&lt;&lt;&gt;&gt;=</text:span></text:span></text:p><text:p text:style-name="FLR_20_tutorial_20_chunk"><text:span text:style-name="Default_20_Paragraph_20_Font"><text:span text:style-name="T11">data(bt4)</text:span></text:span></text:p><text:p text:style-name="P13"><text:span text:style-name="Default_20_Paragraph_20_Font"><text:span text:style-name="T11">summary(bt4)</text:span></text:span></text:p><text:p text:style-name="P13"><text:span text:style-name="Default_20_Paragraph_20_Font"><text:span text:style-name="T11">@</text:span></text:span></text:p></draw:text-box></draw:frame>The summary function is then a practical way for checking the dimensions [in brackets] of each of the FLQuant slots, e.g. in this case, the effort slot has 1 quant, 45 years, 1 unit, 1 season, 1 area, 1 iteration, while the FLmetier TBB has 2 FLcatch objects i.e. ple (for plaice) and sol (for sole) and the FLquant slots of these FLcatch have 15 quant (ages), 45 years, 1 unit, 1 season, 1 area and 1 iteration for ple, where sol has only 10 in the first dimension.</text:p>
      <text:h text:style-name="P27" text:outline-level="2">List classes</text:h>
      <text:p text:style-name="FLR_20_paragraph"><text:span text:style-name="T23">As composite objects, all the above also have </text:span><text:span text:style-name="Source_20_Text">list</text:span><text:span text:style-name="T23"> classes:</text:span></text:p>
      <text:list xml:id="list1987130531" text:style-name="L4">
        <text:list-item>
          <text:p text:style-name="P21">FLFleets</text:p>
        </text:list-item>
        <text:list-item>
          <text:p text:style-name="P21">FLMetiers</text:p>
        </text:list-item>
        <text:list-item>
          <text:p text:style-name="P21">FLCatches</text:p>
        </text:list-item>
      </text:list>
      <text:p text:style-name="FLR_20_paragraph"><text:span text:style-name="T23">These classes can be used to store a number of composite objects. This can be used when modelling multifleet and multispecies systems, or to collate runs of models. These classes also have constructors and methods. To collate the two fleets </text:span><text:span text:style-name="Source_20_Text">bt4</text:span><text:span text:style-name="T23"> and </text:span><text:span text:style-name="Source_20_Text">bt4</text:span><text:span text:style-name="T23">, one could use the </text:span><text:span text:style-name="T13">FLFleets</text:span><text:span text:style-name="T23"> class, with its constructor</text:span></text:p>
      <text:p text:style-name="FLR_20_paragraph"><draw:frame draw:style-name="fr1" draw:name="Frame6" text:anchor-type="paragraph" svg:width="6.9063in" style:rel-width="95%" draw:z-index="5"><draw:text-box fo:min-height="0.2in"><text:p text:style-name="FLR_20_tutorial_20_chunk">&lt;&lt;&gt;&gt;=</text:p><text:p text:style-name="FLR_20_tutorial_20_chunk">fleets4 &lt;-FLFleets(bt4, bt4)</text:p><text:p text:style-name="FLR_20_tutorial_20_chunk">name(fleets4[[1]]) &lt;- 'my fleet 1' # assign the name to the fleet</text:p><text:p text:style-name="FLR_20_tutorial_20_chunk">name(fleets4[[2]]) &lt;- 'my fleet 2'</text:p><text:p text:style-name="FLR_20_tutorial_20_chunk">names(fleets4) &lt;-lapply(fleets4, name) # assign the names to the list</text:p><text:p text:style-name="FLR_20_tutorial_20_chunk">lapply(fleets4, name)</text:p><text:p text:style-name="FLR_20_tutorial_20_chunk">@</text:p></draw:text-box></draw:frame><text:soft-page-break/>Now we have a object with two fleets. The individual fleets can be accessed using the normal accessor:</text:p>
      <text:p text:style-name="FLR_20_paragraph"><draw:frame draw:style-name="fr1" draw:name="Frame7" text:anchor-type="paragraph" svg:width="6.9063in" style:rel-width="95%" draw:z-index="6"><draw:text-box fo:min-height="0.2in"><text:p text:style-name="FLR_20_tutorial_20_chunk">&lt;&lt;&gt;&gt;=</text:p><text:p text:style-name="P33">a.fleet &lt;-fleets4[[1]]</text:p><text:p text:style-name="FLR_20_tutorial_20_chunk">@</text:p></draw:text-box></draw:frame>The number of fleets in this object can be determined using the <text:span text:style-name="T10">length</text:span> function: </text:p>
      <text:p text:style-name="FLR_20_paragraph"><draw:frame draw:style-name="fr1" draw:name="Frame8" text:anchor-type="paragraph" svg:width="6.9063in" style:rel-width="95%" draw:z-index="7"><draw:text-box fo:min-height="0.2in"><text:p text:style-name="FLR_20_tutorial_20_chunk">&lt;&lt;&gt;&gt;=</text:p><text:p text:style-name="P34">length(fleets4)</text:p><text:p text:style-name="FLR_20_tutorial_20_chunk">@</text:p></draw:text-box></draw:frame><text:span text:style-name="T5">For these list objects, the </text:span><text:span text:style-name="T19">lapply</text:span><text:span text:style-name="T5"> function will usually be your best friend to manipulate several objects at once</text:span></text:p>
      <text:h text:style-name="Heading_20_2" text:outline-level="2"><draw:frame draw:style-name="fr1" draw:name="Frame9" text:anchor-type="paragraph" svg:width="6.9063in" style:rel-width="95%" draw:z-index="8"><draw:text-box fo:min-height="0.2in"><text:p text:style-name="FLR_20_tutorial_20_chunk">&lt;&lt;&gt;&gt;=</text:p><text:p text:style-name="P34">lapply(fleets4, 'effort')</text:p><text:p text:style-name="FLR_20_tutorial_20_chunk">@</text:p></draw:text-box></draw:frame>Creating a FLFleet object</text:h>
      <text:p text:style-name="FLR_20_paragraph">To create a new <text:span text:style-name="T10">FLFleet</text:span> object, just type:</text:p>
      <text:p text:style-name="FLR_20_paragraph"><draw:frame draw:style-name="fr1" draw:name="Frame10" text:anchor-type="paragraph" svg:width="6.9063in" style:rel-width="95%" draw:z-index="9"><draw:text-box fo:min-height="0.2in"><text:p text:style-name="FLR_20_tutorial_20_chunk">&lt;&lt;&gt;&gt;=</text:p><text:p text:style-name="P34">empty.fleet &lt;-FLFleet() </text:p><text:p text:style-name="P34">summary(empty.fleet)</text:p><text:p text:style-name="FLR_20_tutorial_20_chunk">@</text:p></draw:text-box></draw:frame>But it is more useful to first determine the dimensions of the fleet data (the <text:span text:style-name="Source_20_Text">effort</text:span>, <text:span text:style-name="Source_20_Text">capacity</text:span>, <text:span text:style-name="Source_20_Text">vcost</text:span>, <text:span text:style-name="Source_20_Text">fcost</text:span> and <text:span text:style-name="Source_20_Text">crewshare</text:span> slots) and catch data (the <text:span text:style-name="Source_20_Text">catches</text:span> slot). This can be done by creating an <text:span text:style-name="T10">FLQuant</text:span> object of the correct size, using the <text:span text:style-name="T10">FLQuant</text:span> constructor and using it to initialise an <text:span text:style-name="T10">FLCatch</text:span> object that in turn can be used to initialise an <text:span text:style-name="T10">FLFleet</text:span> object:</text:p>
      <text:p text:style-name="FLR_20_paragraph"><draw:frame draw:style-name="fr1" draw:name="Frame11" text:anchor-type="paragraph" svg:width="6.9063in" style:rel-width="95%" draw:z-index="10"><draw:text-box fo:min-height="0.2in"><text:p text:style-name="FLR_20_tutorial_20_chunk">&lt;&lt;&gt;&gt;=</text:p><text:p text:style-name="P34">CatchDims &lt;-FLQuant(NA, dim=c(10,5,1,1,1,1))</text:p><text:p text:style-name="P34">ot4 &lt;-FLFleet(FLCatch(CatchDims))</text:p><text:p text:style-name="P34">summary(ot4)</text:p><text:p text:style-name="FLR_20_tutorial_20_chunk">@</text:p></draw:text-box></draw:frame><text:soft-page-break/><text:span text:style-name="T2">As only a single </text:span><text:span text:style-name="Source_20_Text">catchname</text:span><text:span text:style-name="T2"> is given, </text:span><text:span text:style-name="Source_20_Text">ot4</text:span><text:span text:style-name="T2"> only holds data on one catch species and consequently the slot </text:span><text:span text:style-name="Source_20_Text">catches</text:span><text:span text:style-name="T2"> contains only 1 </text:span><text:span text:style-name="T12">FLCatch</text:span><text:span text:style-name="T2"> object. </text:span></text:p>
      <text:p text:style-name="FLR_20_paragraph">To create a fleet with two catches and one gear, simply give the appropriate information to the constructor: </text:p>
      <text:p text:style-name="FLR_20_paragraph"><draw:frame draw:style-name="fr1" draw:name="Frame12" text:anchor-type="paragraph" svg:width="6.9063in" style:rel-width="95%" draw:z-index="11"><draw:text-box fo:min-height="0.2in"><text:p text:style-name="FLR_20_tutorial_20_chunk">&lt;&lt;&gt;&gt;=</text:p><text:p text:style-name="P34">CatchDims &lt;-FLQuant(NA, dim=c(10,5,1,1,1,1))</text:p><text:p text:style-name="P34">ot4 &lt;-FLFleet(FLCatches(FLCatch(name=”sp1”, CatchDims),FLCatch(name=”sp2”, CatchDims)))</text:p><text:p text:style-name="P34">summary(ot4)</text:p><text:p text:style-name="FLR_20_tutorial_20_chunk">@</text:p></draw:text-box></draw:frame><text:span text:style-name="T2">A more complicated example involves two metiers, each with two catch objects, </text:span><text:span text:style-name="T3">which also </text:span><text:span text:style-name="T2">do not have the same numbers of ages. For complicated fleet objects it is often easier to construct it in stages. First of all create the catch objects:</text:span></text:p>
      <text:p text:style-name="P36"><draw:frame draw:style-name="fr1" draw:name="Frame13" text:anchor-type="paragraph" svg:width="6.9063in" style:rel-width="95%" draw:z-index="12"><draw:text-box fo:min-height="0.2in"><text:p text:style-name="FLR_20_tutorial_20_chunk">&lt;&lt;&gt;&gt;=</text:p><text:p text:style-name="P34">catchDims1 &lt;-FLQuant(NA, dim=c(10,5,1,1,1,1))</text:p><text:p text:style-name="P34">catchDims2 &lt;-FLQuant(NA, dim=c(8,5,1,1,1,1))</text:p><text:p text:style-name="P34">catchDims3 &lt;-FLQuant(NA, dim=c(9,5,1,1,1,1))</text:p><text:p text:style-name="P34">catches1 &lt;-FLCatches(FLCatch(name=”sp1”, catchDims1),FLCatch(name=”sp2”, catchDims1))</text:p><text:p text:style-name="P34">catches2 &lt;-FLCatches(FLCatch(name=”sp1”, catchDims1),FLCatch(name=”sp3”, catchDims3))</text:p><text:p text:style-name="FLR_20_tutorial_20_chunk">@</text:p></draw:text-box></draw:frame>Now create the metiers that have these catches: </text:p>
      <text:p text:style-name="FLR_20_paragraph"><draw:frame draw:style-name="fr1" draw:name="Frame14" text:anchor-type="paragraph" svg:width="6.9063in" style:rel-width="95%" draw:z-index="13"><draw:text-box fo:min-height="0.2in"><text:p text:style-name="FLR_20_tutorial_20_chunk">&lt;&lt;&gt;&gt;=</text:p><text:p text:style-name="FLR_20_tutorial_20_chunk">metiers &lt;-FLMetiers(FLMetier(name=”met1”,catches1), FLMetier(name=”met2”,catches2))</text:p><text:p text:style-name="FLR_20_tutorial_20_chunk">names(metiers) &lt;-lapply(metiers,name)</text:p><text:p text:style-name="P34">names(metiers)</text:p><text:p text:style-name="FLR_20_tutorial_20_chunk">@</text:p></draw:text-box></draw:frame>And finally create the fleet, also setting the effort slot:</text:p>
      <text:p text:style-name="FLR_20_paragraph"><draw:frame draw:style-name="fr1" draw:name="Frame15" text:anchor-type="paragraph" svg:width="6.9063in" style:rel-width="95%" draw:z-index="14"><draw:text-box fo:min-height="0.2in"><text:p text:style-name="FLR_20_tutorial_20_chunk">&lt;&lt;&gt;&gt;=</text:p><text:p text:style-name="P34">effort.quant &lt;-FLQuant(NA, dim=c(1,5,1,1,1,1))</text:p><text:p text:style-name="P34">a.fleet &lt;-FLFleet(effort=effort.quant, metiers)</text:p><text:p text:style-name="P34">summary(a.fleet)</text:p><text:p text:style-name="FLR_20_tutorial_20_chunk">@</text:p></draw:text-box></draw:frame><text:soft-page-break/><text:span text:style-name="T2">For your information, it is also possible create a </text:span><text:span text:style-name="T14">FLFleet</text:span><text:span text:style-name="T2"> object just by converting a </text:span><text:span text:style-name="T14">FLStock</text:span><text:span text:style-name="T2"> object:</text:span></text:p>
      <text:h text:style-name="P27" text:outline-level="2"><draw:frame draw:style-name="fr1" draw:name="Frame16" text:anchor-type="paragraph" svg:width="6.9063in" style:rel-width="95%" draw:z-index="15"><draw:text-box fo:min-height="0.2in"><text:p text:style-name="FLR_20_tutorial_20_chunk">&lt;&lt;&gt;&gt;=</text:p><text:p text:style-name="P34">data(ple4)</text:p><text:p text:style-name="P34">a.fleet &lt;-as(ple4, “FLFleet”)</text:p><text:p text:style-name="P34">summary(a.fleet)</text:p><text:p text:style-name="FLR_20_tutorial_20_chunk">@</text:p></draw:text-box></draw:frame>FLFleet accessors</text:h>
      <text:p text:style-name="FLR_20_paragraph">Because of the complex structure of the <text:span text:style-name="T10">FLFleet</text:span> object, the accessors are of capital importance here to keep the object manageable. Without accessors, getting a slot can be quite lengthy: </text:p>
      <text:p text:style-name="FLR_20_paragraph"><draw:frame draw:style-name="fr1" draw:name="Frame17" text:anchor-type="paragraph" svg:width="6.9063in" style:rel-width="95%" draw:z-index="16"><draw:text-box fo:min-height="0.2in"><text:p text:style-name="FLR_20_tutorial_20_chunk">&lt;&lt;&gt;&gt;=</text:p><text:p text:style-name="P34">bt4@metiers[[1]]@catches[['sol']]@landings.n[,ac(1992:2001)]</text:p><text:p text:style-name="FLR_20_tutorial_20_chunk">@</text:p></draw:text-box></draw:frame><text:span text:style-name="T22">Fortunately, a number of accessors have been created to ease your life. </text:span><text:span text:style-name="T23">To access the fleet level slots (</text:span><text:span text:style-name="T13">effort, fcost, capacity, crewshare, metiers,</text:span><text:span text:style-name="T23"> etc.) only the fleet name is required:</text:span></text:p>
      <text:p text:style-name="FLR_20_paragraph"><draw:frame draw:style-name="fr1" draw:name="Frame18" text:anchor-type="paragraph" svg:width="6.9063in" style:rel-width="95%" draw:z-index="17"><draw:text-box fo:min-height="0.2in"><text:p text:style-name="FLR_20_tutorial_20_chunk">&lt;&lt;&gt;&gt;=</text:p><text:p text:style-name="P34">effort(bt4)</text:p><text:p text:style-name="FLR_20_tutorial_20_chunk">@</text:p></draw:text-box></draw:frame><text:span text:style-name="T23">To access metier level slots (e.g. </text:span><text:span text:style-name="T13">effshare</text:span><text:span text:style-name="T23">) the fleet name and metier name or number are required:</text:span></text:p>
      <text:p text:style-name="FLR_20_paragraph"><draw:frame draw:style-name="fr1" draw:name="Frame19" text:anchor-type="paragraph" svg:width="6.9063in" style:rel-width="95%" draw:z-index="18"><draw:text-box fo:min-height="0.2in"><text:p text:style-name="FLR_20_tutorial_20_chunk">&lt;&lt;&gt;&gt;=</text:p><text:p text:style-name="FLR_20_tutorial_20_chunk">effshare(bt4,1)</text:p><text:p text:style-name="FLR_20_tutorial_20_chunk">@</text:p></draw:text-box></draw:frame>This respectively returns a <text:span text:style-name="T10">FLQuant</text:span> of the effort share.</text:p>
      <text:p text:style-name="FLR_20_paragraph">To access catch level slots (e.g. <text:span text:style-name="T10">landings.n</text:span>, <text:span text:style-name="T10">catch.q</text:span> etc) the fleet name, metier name or number, and catch name or number are required):</text:p>
      <text:p text:style-name="FLR_20_paragraph"><draw:frame draw:style-name="fr1" draw:name="Frame20" text:anchor-type="paragraph" svg:width="6.9063in" style:rel-width="95%" draw:z-index="19"><draw:text-box fo:min-height="0.2in"><text:p text:style-name="FLR_20_tutorial_20_chunk">&lt;&lt;&gt;&gt;=</text:p><text:p text:style-name="P34">landings(bt4,1,1)</text:p><text:p text:style-name="P34">landings(bt4,'TBB','sol')</text:p><text:p text:style-name="FLR_20_tutorial_20_chunk">@</text:p></draw:text-box></draw:frame><text:soft-page-break/><text:span text:style-name="T23">Extracting metiers and catches from a </text:span><text:span text:style-name="T13">FLFleet</text:span><text:span text:style-name="T23"> can be tedious, but fortunately, a number of shortcuts are available using square and double square brackets:</text:span></text:p>
      <text:p text:style-name="P37"><draw:frame draw:style-name="fr1" draw:name="Frame21" text:anchor-type="paragraph" svg:width="6.9063in" style:rel-width="95%" draw:z-index="20"><draw:text-box fo:min-height="0.2in"><text:p text:style-name="FLR_20_tutorial_20_chunk">&lt;&lt;&gt;&gt;=</text:p><text:p text:style-name="P34">class(bt4['TBB'])</text:p><text:p text:style-name="P34">class(bt4[['TBB']])</text:p><text:p text:style-name="FLR_20_tutorial_20_chunk">@</text:p></draw:text-box></draw:frame>and also for the catches. The example below returns a FLFleet with only the ”ple” catch for ”TBB” metier:</text:p>
      <text:p text:style-name="FLR_20_paragraph"><draw:frame draw:style-name="fr1" draw:name="Frame22" text:anchor-type="paragraph" svg:width="6.9063in" style:rel-width="95%" draw:z-index="21"><draw:text-box fo:min-height="0.2in"><text:p text:style-name="FLR_20_tutorial_20_chunk">&lt;&lt;&gt;&gt;=</text:p><text:p text:style-name="P34">class(bt4['TBB','ple'])</text:p><text:p text:style-name="FLR_20_tutorial_20_chunk">@</text:p></draw:text-box></draw:frame><text:span text:style-name="T4">now, </text:span><text:span text:style-name="Default_20_Paragraph_20_Font"><text:span text:style-name="T4">returns a FLFleet with only the “ple” catch for all metiers:</text:span></text:span></text:p>
      <text:p text:style-name="FLR_20_paragraph"><draw:frame draw:style-name="fr1" draw:name="Frame23" text:anchor-type="paragraph" svg:width="6.9063in" style:rel-width="95%" draw:z-index="22"><draw:text-box fo:min-height="0.2in"><text:p text:style-name="FLR_20_tutorial_20_chunk">&lt;&lt;&gt;&gt;=</text:p><text:p text:style-name="P34">class(bt4[,'ple'])</text:p><text:p text:style-name="FLR_20_tutorial_20_chunk">@</text:p></draw:text-box></draw:frame><text:span text:style-name="Default_20_Paragraph_20_Font"><text:span text:style-name="T6">and a new one that returns the 'ple' FLCatch from metier 'TBB':</text:span></text:span></text:p>
      <text:p text:style-name="FLR_20_paragraph"><draw:frame draw:style-name="fr1" draw:name="Frame24" text:anchor-type="paragraph" svg:width="6.9063in" style:rel-width="95%" draw:z-index="23"><draw:text-box fo:min-height="0.2in"><text:p text:style-name="FLR_20_tutorial_20_chunk">&lt;&lt;&gt;&gt;=</text:p><text:p text:style-name="P34">class(bt4[['TBB']][['ple']])</text:p><text:p text:style-name="FLR_20_tutorial_20_chunk">@</text:p></draw:text-box></draw:frame><text:span text:style-name="T23">Or a combination of all elements, which in this example</text:span><text:span text:style-name="T6"> </text:span><text:span text:style-name="Default_20_Paragraph_20_Font"><text:span text:style-name="T6">returns a FLFleet with only the 'ple' catch for 'TBB' metier</text:span></text:span></text:p>
      <text:h text:style-name="P27" text:outline-level="2"><draw:frame draw:style-name="fr2" draw:name="Frame25" text:anchor-type="paragraph" svg:width="6.9071in" style:rel-width="95%" draw:z-index="24"><draw:text-box fo:min-height="0.2in"><text:p text:style-name="FLR_20_tutorial_20_chunk">&lt;&lt;&gt;&gt;=</text:p><text:p text:style-name="P34">class(bt4[,c('ple','sol')])</text:p><text:p text:style-name="FLR_20_tutorial_20_chunk">@</text:p></draw:text-box></draw:frame>Exporting in/Importing from data frame</text:h>
      <text:p text:style-name="FLR_20_paragraph"><text:span text:style-name="T3">C</text:span>omplex objects can also be transformed into a 2D representation, using <text:span text:style-name="T10">as.data.frame()</text:span> to coerce the object into a <text:span text:style-name="T10">data.frame:</text:span> </text:p>
      <text:p text:style-name="FLR_20_embeded_20_code"><draw:frame draw:style-name="fr2" draw:name="Frame26" text:anchor-type="paragraph" svg:width="6.9071in" style:rel-width="95%" draw:z-index="25"><draw:text-box fo:min-height="0.2in"><text:p text:style-name="FLR_20_tutorial_20_chunk">&lt;&lt;&gt;&gt;=</text:p><text:p text:style-name="P34">head(as.data.frame(bt4), 10)</text:p><text:p text:style-name="FLR_20_tutorial_20_chunk">@</text:p></draw:text-box></draw:frame><text:soft-page-break/><text:span text:style-name="T13">as.data.frame()</text:span><text:span text:style-name="T23"> for a </text:span><text:span text:style-name="T13">FLF</text:span><text:span text:style-name="T13">leet</text:span><text:span text:style-name="T23"> object will return the value of all slots of that fleet, which is maybe more than what you need, especially if you are dealing with several fleets.</text:span></text:p>
      <text:p text:style-name="FLR_20_paragraph">We can define our own extraction file in order to coerce only the slot we are interested in into a data frame, using a number of sequential <text:span text:style-name="T10">lapply()</text:span>:</text:p>
      <text:p text:style-name="FLR_20_paragraph"><draw:frame draw:style-name="fr2" draw:name="Frame27" text:anchor-type="paragraph" svg:width="6.9071in" style:rel-width="95%" draw:z-index="26"><draw:text-box fo:min-height="0.2in"><text:p text:style-name="FLR_20_tutorial_20_chunk">&lt;&lt;keep.source=TRUE&gt;&gt;=</text:p><text:p text:style-name="P34">get.slot.fleet &lt;-function(fleets,slot.){</text:p><text:p text:style-name="P34"><text:s text:c="2"/>slt. &lt;-eval(parse('',text=slot.))</text:p><text:p text:style-name="P34"><text:s text:c="2"/>res <text:s/>&lt;-lapply(fleets, function(x){</text:p><text:p text:style-name="P34"><text:s text:c="10"/>mt. &lt;-lapply(x@metiers, function(x1) {</text:p><text:p text:style-name="P34"><text:s text:c="25"/>res. &lt;-as.data.frame(slt.(x1))</text:p><text:p text:style-name="P34"><text:s text:c="25"/>names(res.)[which(names(res.)=='data')] &lt;-slot.</text:p><text:p text:style-name="P34"><text:s text:c="25"/>res.$fleet &lt;-x@name</text:p><text:p text:style-name="P34"><text:s text:c="25"/>res.$metier &lt;-x1@name</text:p><text:p text:style-name="P34"><text:s text:c="25"/>return(res.)</text:p><text:p text:style-name="P34"><text:s text:c="25"/>})</text:p><text:p text:style-name="P34"><text:s text:c="11"/>mt. &lt;-do.call(rbind,mt.)</text:p><text:p text:style-name="P34"><text:s text:c="11"/>})</text:p><text:p text:style-name="P34"><text:s text:c="5"/>res &lt;-do.call(rbind,res)</text:p><text:p text:style-name="P34"><text:s/>return(res)</text:p><text:p text:style-name="P34"><text:s/>}</text:p><text:p text:style-name="P34">a.df &lt;-get.slot.fleet(fleets4,'landings')</text:p><text:p text:style-name="P34">head(a.df, 5)</text:p><text:p text:style-name="FLR_20_tutorial_20_chunk">@</text:p></draw:text-box></draw:frame>(Note that for convenience we only show the 20 first lines of the output data.frame here).</text:p>
      <text:p text:style-name="FLR_20_paragraph">We may want to do the reverse operation i.e. create a <text:s/><text:span text:style-name="T10">FLFleet</text:span> from some data.frames (at least one) by filling the <text:span text:style-name="T10">FLQuant</text:span> slots. Remenber that <text:s/>to create a <text:s/><text:span text:style-name="T10">FLQuant</text:span> we need the data.frame with specific column names.</text:p>
      <text:p text:style-name="FLR_20_paragraph">For example, starting by reusing the get.slot.fleet function we have just created to get a data frame, we first change the columns name to have the right ones and then use <text:span text:style-name="T10">as.FLQuant</text:span>:</text:p>
      <text:p text:style-name="FLR_20_paragraph"><draw:frame draw:style-name="fr2" draw:name="Frame28" text:anchor-type="paragraph" svg:width="6.9071in" style:rel-width="95%" draw:z-index="27"><draw:text-box fo:min-height="0.2in"><text:p text:style-name="FLR_20_tutorial_20_chunk">&lt;&lt;keep.source=TRUE&gt;&gt;=</text:p><text:p text:style-name="P3">a.df1 &lt;-get.slot.fleet(fleets4,'landings.n')</text:p><text:p text:style-name="P3">a.df1 &lt;-a.df1[a.df1$fleet=='my fleet 1',]</text:p><text:p text:style-name="P3">colnames(a.df1)[colnames(a.df1) %in% 'landings.n'] &lt;- 'data'</text:p><text:p text:style-name="P3">landings.n &lt;- as.FLQuant(a.df1[,1:7])</text:p><text:p text:style-name="P3">a.df2 &lt;- effort(fleets4[[1]])</text:p><text:p text:style-name="P3">colnames(a.df2)[colnames(a.df2) %in% 'effort'] &lt;- 'data'</text:p><text:p text:style-name="P3">effort <text:s/>&lt;-as.FLQuant(a.df2[,1:7])</text:p><text:p text:style-name="P3">a.fleet &lt;-FLFleet(effort=effort, FLMetier(name='my.metier', catches=FLCatch(name='my.catch',landings.n=landings.n))) </text:p><text:p text:style-name="P3">summary(a.fleet)</text:p><text:p text:style-name="FLR_20_tutorial_20_chunk">@</text:p></draw:text-box></draw:frame><text:soft-page-break/>This illustrates that we can create the <text:span text:style-name="T10">FLFleet</text:span> objects using data previously stored into data.frames as long as the colums names of the data.frame are <text:s/>"age" <text:s text:c="3"/>"year" <text:s text:c="2"/>"unit" <text:s text:c="2"/>"season" "area" <text:s text:c="2"/>"iter" <text:s text:c="2"/>"data".</text:p>
      <text:h text:style-name="Heading_20_2" text:outline-level="2">Methods with FLFleet in FLCore</text:h>
      <text:p text:style-name="FLR_20_paragraph">Few standard FLR methods are defined for <text:span text:style-name="T10">FLFleet</text:span>, <text:span text:style-name="T10">FLMetier</text:span> and <text:span text:style-name="T10">FLCatch</text:span> objects. We illustrate them below for <text:span text:style-name="T10">FLFleet </text:span>but the same apply for the two other classes.</text:p>
      <text:p text:style-name="FLR_20_paragraph"><text:span text:style-name="T10">revenue</text:span> calculates the revenue from elements of an <text:span text:style-name="T10">FLFleet</text:span> object as the sum of the landings weight-at-quant times its price by quant, or landings*price if <text:span text:style-name="T23">quant-based</text:span> information is not available.</text:p>
      <text:p text:style-name="FLR_20_paragraph"><text:span text:style-name="T10">window</text:span> extracts the subset of the <text:span text:style-name="T10">FLFleet</text:span> <text:span text:style-name="Source_20_Text"><text:span text:style-name="T1">object</text:span></text:span> observed between the times <text:span text:style-name="Source_20_Text">start</text:span> and <text:span text:style-name="Source_20_Text">end.</text:span></text:p>
      <text:p text:style-name="FLR_20_paragraph"><draw:frame draw:style-name="fr2" draw:name="Frame29" text:anchor-type="paragraph" svg:width="6.9071in" style:rel-width="95%" draw:z-index="28"><draw:text-box fo:min-height="0.2in"><text:p text:style-name="FLR_20_tutorial_20_chunk">&lt;&lt;&gt;&gt;=</text:p><text:p text:style-name="FLR_20_tutorial_20_chunk">summary(window(bt4,end=1999))</text:p><text:p text:style-name="FLR_20_tutorial_20_chunk">@</text:p></draw:text-box></draw:frame><text:span text:style-name="Default_20_Paragraph_20_Font"><text:span text:style-name="T17">propagate</text:span></text:span><text:span text:style-name="Default_20_Paragraph_20_Font"><text:span text:style-name="T4"> </text:span></text:span><text:span text:style-name="Default_20_Paragraph_20_Font"><text:span text:style-name="T7">extends the </text:span></text:span><text:span text:style-name="Default_20_Paragraph_20_Font"><text:span text:style-name="T16">FLFleet</text:span></text:span><text:span text:style-name="Default_20_Paragraph_20_Font"><text:span text:style-name="T7"> </text:span></text:span><text:span text:style-name="Source_20_Text"><text:span text:style-name="T4">object alongside the 6</text:span></text:span><text:span text:style-name="Source_20_Text"><text:span text:style-name="T32">th</text:span></text:span><text:span text:style-name="Source_20_Text"><text:span text:style-name="T4"> dimension, </text:span></text:span><text:span text:style-name="Source_20_Text"><text:span text:style-name="T17">iter</text:span></text:span><text:span text:style-name="Source_20_Text"><text:span text:style-name="T4">, by extending all the slots at all levels. Default for </text:span></text:span><text:span text:style-name="Source_20_Text"><text:span text:style-name="T17">fill.iter</text:span></text:span><text:span text:style-name="Source_20_Text"><text:span text:style-name="T4"> <text:s/>is </text:span></text:span><text:span text:style-name="Source_20_Text"><text:span text:style-name="T17">TRUE</text:span></text:span><text:span text:style-name="Source_20_Text"><text:span text:style-name="T4">, i.e. all iterations will be filled with the initial values. The opposite action is to extract the values within one single iteration, by using the </text:span></text:span><text:span text:style-name="Source_20_Text"><text:span text:style-name="T17">iter</text:span></text:span><text:span text:style-name="Source_20_Text"><text:span text:style-name="T4"> method. </text:span></text:span></text:p>
      <text:h text:style-name="Heading_20_2" text:outline-level="2"><draw:frame draw:style-name="fr2" draw:name="Frame30" text:anchor-type="paragraph" svg:width="6.9071in" style:rel-width="95%" draw:z-index="29"><draw:text-box fo:min-height="0.2in"><text:p text:style-name="FLR_20_tutorial_20_chunk">&lt;&lt;&gt;&gt;=</text:p><text:p text:style-name="FLR_20_tutorial_20_chunk">bt_iter &lt;- propagate(bt4, 10,fill.iter=FALSE)</text:p><text:p text:style-name="FLR_20_tutorial_20_chunk">summary(bt_iter)</text:p><text:p text:style-name="FLR_20_tutorial_20_chunk">iter(effort(bt_iter),5)</text:p><text:p text:style-name="FLR_20_tutorial_20_chunk">@</text:p></draw:text-box></draw:frame>Coding your own methods and functions</text:h>
      <text:p text:style-name="FLR_20_paragraph">The methods and functions explained below are not included in, but we use them repeatedly and can provide a useful basis for <text:span text:style-name="T10">FLFleet</text:span>'s users. For example, calculating the partial F of a <text:span text:style-name="T10">FLFleet</text:span> for a given stock <text:soft-page-break/><text:span text:style-name="T10">st,</text:span><text:span text:style-name="T1">knowing the effort, the catchability and the selectivity by metier, but assuming that not all metiers do catch the stock</text:span><text:span text:style-name="T10"> st,</text:span><text:span text:style-name="T1">can be a bit tricky. There you could use something like that (defined here when </text:span><text:span text:style-name="T10">catch.q</text:span><text:span text:style-name="T1"> is not defined by quant but on average, whereas selectivity is by quant (age/length)</text:span><text:span text:style-name="T10">:</text:span></text:p>
      <text:p text:style-name="P35"><draw:frame draw:style-name="fr2" draw:name="Frame31" text:anchor-type="paragraph" svg:width="6.9071in" style:rel-width="95%" draw:z-index="30"><draw:text-box fo:min-height="0.2in"><text:p text:style-name="FLR_20_tutorial_20_chunk">&lt;&lt;verbatim=TRUE&gt;&gt;=</text:p><text:p text:style-name="FLR_20_tutorial_20_chunk">partialF &lt;- function(fleet=fl, stock=st)</text:p><text:p text:style-name="FLR_20_tutorial_20_chunk">{</text:p><text:p text:style-name="FLR_20_tutorial_20_chunk">if (stock %in% unique(unlist(lapply(fleet@metiers, function(x) names(x@catches))))) {</text:p><text:p text:style-name="FLR_20_tutorial_20_chunk"><text:s text:c="2"/>e.&lt;-effort(fleet)</text:p><text:p text:style-name="FLR_20_tutorial_20_chunk"><text:s text:c="2"/>mt. &lt;- lapply(fleet@metiers,function(x) {</text:p><text:p text:style-name="FLR_20_tutorial_20_chunk"><text:s text:c="12"/>if (stock %in% names(x@catches)) {</text:p><text:p text:style-name="FLR_20_tutorial_20_chunk"><text:s text:c="12"/>eff &lt;- e. * effshare(x)</text:p><text:p text:style-name="FLR_20_tutorial_20_chunk"><text:s text:c="12"/>Q <text:s text:c="2"/>&lt;- catch.q(x)[[stock]]</text:p><text:p text:style-name="FLR_20_tutorial_20_chunk"><text:s text:c="12"/>sel &lt;- landings.sel(x)[[stock]]</text:p><text:p text:style-name="FLR_20_tutorial_20_chunk"><text:s text:c="12"/>harv &lt;- sweep(sweep(sel,2:6,eff,FUN="*"),2:6,Q,FUN="*")</text:p><text:p text:style-name="FLR_20_tutorial_20_chunk"><text:s text:c="12"/>} else <text:s/>harv&lt;-0</text:p><text:p text:style-name="FLR_20_tutorial_20_chunk"><text:s text:c="12"/>harv[is.na(harv)] &lt;- 0</text:p><text:p text:style-name="FLR_20_tutorial_20_chunk"><text:s text:c="12"/>return(harv)})</text:p><text:p text:style-name="FLR_20_tutorial_20_chunk"><text:s text:c="2"/>} else mt. &lt;- 0</text:p><text:p text:style-name="FLR_20_tutorial_20_chunk">return(fleet)</text:p><text:p text:style-name="FLR_20_tutorial_20_chunk">}</text:p><text:p text:style-name="FLR_20_tutorial_20_chunk">@</text:p></draw:text-box></draw:frame>Which can then be summed across metiers. </text:p>
      <text:p text:style-name="FLR_20_paragraph">Note that the use of the function <text:span text:style-name="T10">sweep</text:span> is crucial to compute some operations between slots when the dimensions of these slots may differ e.g. between <text:span text:style-name="T10">effort</text:span> (a scalar) and <text:span text:style-name="T10">selectivity</text:span> (age-structured).</text:p>
      <text:h text:style-name="P23" text:outline-level="1">Final thoughts</text:h>
      <text:p text:style-name="FLR_20_paragraph">In spite of it complex structure, <text:s/><text:span text:style-name="T10">FLFleet </text:span><text:span text:style-name="T1">has proven to be useful and handy enough to address a number of mixed-fisheries issues, see some examples of references below. A number of improvements are still ongoing, of which one of the most useful will be the improved linkage of <text:s/></text:span><text:span text:style-name="T10">FLFleet </text:span><text:span text:style-name="T1">with the forward projection functions in the FLash package, in order to address fleet-specific constraints in Management Strategies Evaluations. </text:span></text:p>
      <text:p text:style-name="FLR_20_paragraph"><text:span text:style-name="T1">Examples of references using <text:s/></text:span><text:span text:style-name="T10">FLFleet:</text:span></text:p>
      <text:p text:style-name="P14"><text:span text:style-name="T30">Bastardie, F., Vinther, M., Nielsen, J.R., Ulrich, C., and Storr-Paulsen, M., 2010. </text:span><text:span text:style-name="T25">Stock-based vs. Fleet-based evaluation of the multiannual management plan for the cod stocks in the Baltic Sea. Fish. Res. 101, </text:span><text:span text:style-name="T25">188-202</text:span><text:span text:style-name="T22"> </text:span></text:p>
      <text:p text:style-name="P15">Bastardie, F., Nielsen, J. R., and Kraus, G. 2010. The eastern Baltic cod fishery: a fleet-based management strategy evaluation framework to assess the cod recovery plan of 2008. – ICES Journal of Marine Science, 67: 71–86. </text:p>
      <text:p text:style-name="P14"><text:soft-page-break/><text:span text:style-name="T30">Baudron, A., Ulrich, C., Nielsen, J. R., and Boje, J. 2010. </text:span><text:span text:style-name="T25">Comparative evaluation of a mixed-fisheries effort-management system based on the Faroe Islands example. – ICES Journal of Marine Science, 67: </text:span><text:span text:style-name="T31">1036–1050</text:span><text:span text:style-name="T22"> </text:span></text:p>
      <text:p text:style-name="P16"><text:span text:style-name="T7">ICES, 2009. Report of the Workshop on Mixed Fisheries Advice for the North Sea (WKMIXFISH), 26-28 August 2009, ICES HQ, Copenhagen, Denmark. ICES CM 2009/ACOM:47 </text:span><text:span text:style-name="T15"><text:s/></text:span><text:a xlink:type="simple" xlink:href="http://www.ices.dk/workinggroups/ViewWorkingGroup.aspx?ID=360">http://www.ices.dk/workinggroups/ViewWorkingGroup.aspx?ID=360</text:a></text:p>
      <text:p text:style-name="P14"><text:span text:style-name="T30">Ulrich, C., Reeves, S.A., Vermard, Y., Holmes, S., and Vanhee W., Subm. </text:span><text:span text:style-name="T22">Reconciling single</text:span>‐<text:span text:style-name="T22">species TACs in the North Sea demersal fisheries using the Fcube mixed</text:span>‐<text:span text:style-name="T22">fisheries advice framework. Can. J. of Fish. Aquat. Sci., subm. </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Times New Roman1" svg:font-family="'Times New Roman'" style:font-family-generic="roman"/>
    <style:font-face style:name="Courier New1" svg:font-family="'Courier New'" style:font-family-generic="modern" style:font-pitch="fixed"/>
    <style:font-face style:name="Courier New2" svg:font-family="'Courier New'" style:font-adornments="Normal"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307in" style:type="center"/>
          <style:tab-stop style:position="6.86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66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4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2736in" style:type="right" style:leader-style="dotted" style:leader-text="."/>
        </style:tab-stops>
      </style:paragraph-properties>
    </style:style>
    <style:style style:name="Heading_20_2a" style:display-name="Heading 2a" style:family="paragraph" style:parent-style-name="Heading_20_2" style:default-outline-level="" style:list-style-name="" style:class="text">
      <style:text-properties fo:font-size="12pt" fo:font-style="normal" style:font-size-asian="12pt" style:font-style-asian="normal" style:font-size-complex="12pt" style:font-style-complex="normal"/>
    </style:style>
    <style:style style:name="Heading_20_3a" style:display-name="Heading 3a" style:family="paragraph" style:parent-style-name="Heading_20_3" style:default-outline-level="" style:list-style-name="" style:class="text">
      <style:text-properties fo:font-size="12pt" fo:font-style="italic" fo:font-weight="normal" style:font-size-asian="12pt" style:font-style-asian="italic" style:font-weight-asian="normal" style:font-size-complex="12pt" style:font-style-complex="italic" style:font-weight-complex="normal"/>
    </style:style>
    <style:style style:name="Function" style:family="paragraph" style:parent-style-name="Standard" style:class="text"/>
    <style:style style:name="Chunk" style:family="paragraph" style:parent-style-name="Caption"/>
    <style:style style:name="Normal_20__28_Web_29_" style:display-name="Normal (Web)" style:family="paragraph" style:parent-style-name="Standard">
      <style:paragraph-properties fo:margin-top="0.1945in" fo:margin-bottom="0.1945in" fo:hyphenation-ladder-count="no-limit"/>
      <style:text-properties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Illustration" style:family="paragraph" style:parent-style-name="Caption" style:class="extra"/>
    <style:style style:name="Figure" style:family="paragraph" style:parent-style-name="Caption"/>
    <style:style style:name="ArialCenteredBold" style:family="paragraph">
      <style:paragraph-properties fo:text-align="center" style:justify-single-word="false"/>
      <style:text-properties fo:color="#000000" style:font-name="Arial" fo:font-size="12pt" fo:font-weight="bold"/>
    </style:style>
    <style:style style:name="ArialNormal" style:family="paragraph">
      <style:paragraph-properties fo:text-align="start" style:justify-single-word="false"/>
      <style:text-properties fo:color="#000000" style:font-name="Arial" fo:font-size="12pt"/>
    </style:style>
    <style:style style:name="ArialCentered" style:family="paragraph">
      <style:paragraph-properties fo:text-align="center" style:justify-single-word="false"/>
      <style:text-properties fo:color="#000000" style:font-name="Arial" fo:font-size="12pt"/>
    </style:style>
    <style:style style:name="ArialHighlight" style:family="paragraph">
      <style:paragraph-properties fo:text-align="center" style:justify-single-word="false"/>
      <style:text-properties fo:color="#ff0000" style:font-name="Arial" fo:font-size="12pt" fo:font-weight="bold"/>
    </style:style>
    <style:style style:name="ttBlue" style:family="paragraph">
      <style:paragraph-properties fo:text-align="start" style:justify-single-word="false"/>
      <style:text-properties fo:color="#000080" style:font-name="Courier New" fo:font-size="10pt"/>
    </style:style>
    <style:style style:name="ttRed" style:family="paragraph">
      <style:paragraph-properties fo:text-align="start" style:justify-single-word="false"/>
      <style:text-properties fo:color="#800000" style:font-name="Courier New" fo:font-size="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ormal" style:family="paragraph">
      <style:paragraph-properties fo:hyphenation-ladder-count="no-limit"/>
      <style:text-properties fo:hyphenate="false" fo:hyphenation-remain-char-count="0" fo:hyphenation-push-char-count="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LR_20_paragraph" style:display-name="FLR paragraph" style:family="paragraph" style:parent-style-name="Standard">
      <style:paragraph-properties fo:margin-left="0in" fo:margin-right="0in" fo:margin-top="0.1201in" fo:margin-bottom="0in" fo:line-height="150%" fo:text-align="justify" style:justify-single-word="false" fo:text-indent="0in" style:auto-text-indent="false" style:shadow="none">
        <style:tab-stops/>
      </style:paragraph-properties>
    </style:style>
    <style:style style:name="FLR_20_tutorial_20_chunk" style:display-name="FLR tutorial chunk" style:family="paragraph" style:parent-style-name="Standard">
      <style:paragraph-properties fo:margin-top="0in" fo:margin-bottom="0in" fo:line-height="100%"/>
      <style:text-properties style:font-name="Courier New2" fo:font-size="10pt"/>
    </style:style>
    <style:style style:name="FLR_20_embeded_20_code" style:display-name="FLR embeded code" style:family="paragraph" style:parent-style-name="Standard">
      <style:paragraph-properties fo:margin-left="0in" fo:margin-right="0in" fo:margin-top="0.1201in" fo:margin-bottom="0in" fo:line-height="150%" fo:text-align="justify" style:justify-single-word="false" fo:text-indent="0in" style:auto-text-indent="false" style:shadow="none">
        <style:tab-stops/>
      </style:paragraph-properties>
    </style:style>
    <style:style style:name="Untitled1" style:family="paragraph" style:parent-style-name="FLR_20_tutorial_20_chunk"/>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fo:language="en" fo:country="US" style:font-name-asian="Courier New" style:font-name-complex="Courier New"/>
    </style:style>
    <style:style style:name="Label" style:family="text">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LR_20_frame" style:display-name="FLR frame" style:family="graphic" style:parent-style-name="Frame">
      <style:graphic-properties svg:width="6.9063in" style:rel-width="95%" fo:min-height="0.2in" text:anchor-type="paragraph" fo:margin-top="0.0799in" fo:margin-bottom="0.2in" style:wrap="none" fo:background-color="#e6e6e6" style:background-transparency="50%" fo:padding="0.0591in" fo:border="0.0008in solid #cccccc" style:shadow="none">
        <style:background-image/>
        <style:columns fo:column-count="1" fo:column-gap="0in"/>
      </style:graphic-properties>
    </style:style>
    <style:style style:name="Untitled2" style:family="graphic" style:parent-style-name="Frame"/>
    <style:style style:name="Untitled1" style:family="graphic" style:parent-style-name="Fram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Arial"/>
    </style:style>
    <style:page-layout style:name="Mpm1">
      <style:page-layout-properties fo:page-width="8.2701in" fo:page-height="11.6902in" style:num-format="1" style:print-orientation="portrait" fo:margin-top="0.7874in" fo:margin-bottom="0.7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 of <text:page-count>13</text:page-count></text:p>
      </style:footer>
    </style:master-page>
    <style:master-page style:name="Envelope" style:page-layout-name="Mpm2">
      <style:footer>
        <text:p text:style-name="Footer"/>
      </style:footer>
    </style:master-page>
    <style:master-page style:name="RlandscapePag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7-01-04T09:18:29</meta:creation-date>
    <dc:date>2010-11-16T17:09:39</dc:date>
    <meta:print-date>2010-03-18T10:10:22.61</meta:print-date>
    <dc:language>en-US</dc:language>
    <meta:editing-cycles>479</meta:editing-cycles>
    <meta:editing-duration>PT389H02M05S</meta:editing-duration>
    <meta:printed-by>Laurence Kell</meta:printed-by>
    <dc:creator>Ernesto Jardim</dc:creator>
    <meta:document-statistic meta:table-count="0" meta:image-count="0" meta:object-count="0" meta:page-count="13" meta:paragraph-count="271" meta:word-count="2448" meta:character-count="16436"/>
    <meta:user-defined meta:name="Info 1"/>
    <meta:user-defined meta:name="Info 2"/>
    <meta:user-defined meta:name="Info 3"/>
    <meta:user-defined meta:name="Info 4"/>
  </office:meta>
</office:document-meta>
</file>